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a45" officeooo:paragraph-rsid="00152a45"/>
    </style:style>
    <style:style style:name="P2" style:family="paragraph" style:parent-style-name="Standard">
      <style:text-properties style:text-underline-style="solid" style:text-underline-width="auto" style:text-underline-color="font-color" officeooo:rsid="0016f40e" officeooo:paragraph-rsid="0016f40e"/>
    </style:style>
    <style:style style:name="P3" style:family="paragraph" style:parent-style-name="Standard">
      <style:text-properties style:text-underline-style="none" officeooo:rsid="0016f40e" officeooo:paragraph-rsid="0016f40e"/>
    </style:style>
    <style:style style:name="P4" style:family="paragraph" style:parent-style-name="Standard">
      <style:text-properties style:text-underline-style="none" officeooo:rsid="0016f40e" officeooo:paragraph-rsid="001cec2a"/>
    </style:style>
    <style:style style:name="P5" style:family="paragraph" style:parent-style-name="Standard">
      <style:text-properties style:text-underline-style="none" officeooo:rsid="00194438" officeooo:paragraph-rsid="00194438"/>
    </style:style>
    <style:style style:name="T1" style:family="text">
      <style:text-properties officeooo:rsid="001cec2a"/>
    </style:style>
    <style:style style:name="T2" style:family="text">
      <style:text-properties officeooo:rsid="001e355d"/>
    </style:style>
    <style:style style:name="T3" style:family="text">
      <style:text-properties officeooo:rsid="0020b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ações aula SQL</text:p>
      <text:p text:style-name="P1"/>
      <text:p text:style-name="P1">Entidades:</text:p>
      <text:p text:style-name="P2">Usuário</text:p>
      <text:p text:style-name="P3">- <text:span text:style-name="T1">cpf (primary key); //Identifica qual struct (linha) está na tabela</text:span></text:p>
      <text:p text:style-name="P3">- Email</text:p>
      <text:p text:style-name="P3">- senha</text:p>
      <text:p text:style-name="P3">- nome</text:p>
      <text:p text:style-name="P3"/>
      <text:p text:style-name="P2">Tarefa</text:p>
      <text:p text:style-name="P4">- <text:span text:style-name="T1">id (primary key)</text:span></text:p>
      <text:p text:style-name="P3">- feita?</text:p>
      <text:p text:style-name="P3">- descrição</text:p>
      <text:p text:style-name="P3">- <text:span text:style-name="T2">local&lt;fk&gt; // foreign Key (aponta pra outra tabela o id do local e pega esse local)</text:span></text:p>
      <text:p text:style-name="P3"/>
      <text:p text:style-name="P2">Local</text:p>
      <text:p text:style-name="P4">- <text:span text:style-name="T1">id (primary key)</text:span></text:p>
      <text:p text:style-name="P3">- bairro</text:p>
      <text:p text:style-name="P3">- cidade</text:p>
      <text:p text:style-name="P3"/>
      <text:p text:style-name="P5">Operações:</text:p>
      <text:p text:style-name="P5">CRUD</text:p>
      <text:p text:style-name="P5">Create, read, udpate,d<text:span text:style-name="T3">ele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9:41:03.992002689</meta:creation-date>
    <dc:date>2017-05-09T09:57:06.818908036</dc:date>
    <meta:editing-duration>PT15M5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62" meta:character-count="330" meta:non-whitespace-character-count="287"/>
  </office:meta>
</office:document-meta>
</file>